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2d0" officeooo:paragraph-rsid="000dd2d0"/>
    </style:style>
    <style:style style:name="P2" style:family="paragraph" style:parent-style-name="Standard">
      <style:text-properties officeooo:rsid="000dd2d0" officeooo:paragraph-rsid="001f8643"/>
    </style:style>
    <style:style style:name="P3" style:family="paragraph" style:parent-style-name="Standard">
      <style:text-properties officeooo:rsid="000fc47b" officeooo:paragraph-rsid="000fc47b"/>
    </style:style>
    <style:style style:name="P4" style:family="paragraph" style:parent-style-name="Standard">
      <style:text-properties officeooo:rsid="000fc47b" officeooo:paragraph-rsid="00184a15"/>
    </style:style>
    <style:style style:name="P5" style:family="paragraph" style:parent-style-name="Standard">
      <style:text-properties officeooo:rsid="000fc47b" officeooo:paragraph-rsid="00120660"/>
    </style:style>
    <style:style style:name="P6" style:family="paragraph" style:parent-style-name="Standard">
      <style:text-properties officeooo:rsid="00108892" officeooo:paragraph-rsid="00108892"/>
    </style:style>
    <style:style style:name="P7" style:family="paragraph" style:parent-style-name="Standard">
      <style:text-properties officeooo:rsid="00108892" officeooo:paragraph-rsid="00120660"/>
    </style:style>
    <style:style style:name="P8" style:family="paragraph" style:parent-style-name="Standard">
      <style:text-properties officeooo:rsid="0010df11" officeooo:paragraph-rsid="0015f1f1"/>
    </style:style>
    <style:style style:name="P9" style:family="paragraph" style:parent-style-name="Standard">
      <style:text-properties officeooo:rsid="0012e0a6" officeooo:paragraph-rsid="0012e0a6"/>
    </style:style>
    <style:style style:name="P10" style:family="paragraph" style:parent-style-name="Standard">
      <style:text-properties officeooo:rsid="00184a15" officeooo:paragraph-rsid="00184a15"/>
    </style:style>
    <style:style style:name="P11" style:family="paragraph" style:parent-style-name="Standard">
      <style:text-properties officeooo:rsid="0019f91b" officeooo:paragraph-rsid="0019f91b"/>
    </style:style>
    <style:style style:name="P12" style:family="paragraph" style:parent-style-name="Standard">
      <style:text-properties officeooo:rsid="001aa6e3" officeooo:paragraph-rsid="000fc47b"/>
    </style:style>
    <style:style style:name="P13" style:family="paragraph" style:parent-style-name="Standard">
      <style:text-properties officeooo:rsid="00120660" officeooo:paragraph-rsid="00120660"/>
    </style:style>
    <style:style style:name="P14" style:family="paragraph" style:parent-style-name="Standard">
      <style:text-properties officeooo:rsid="002f452c" officeooo:paragraph-rsid="002f452c"/>
    </style:style>
    <style:style style:name="P15" style:family="paragraph" style:parent-style-name="Standard">
      <style:text-properties officeooo:rsid="00310877" officeooo:paragraph-rsid="00310877"/>
    </style:style>
    <style:style style:name="P16" style:family="paragraph" style:parent-style-name="Standard">
      <style:text-properties officeooo:rsid="00313620" officeooo:paragraph-rsid="00313620"/>
    </style:style>
    <style:style style:name="P17" style:family="paragraph" style:parent-style-name="Standard">
      <style:text-properties officeooo:rsid="003542a4" officeooo:paragraph-rsid="003542a4"/>
    </style:style>
    <style:style style:name="P18" style:family="paragraph" style:parent-style-name="Text_20_body">
      <style:text-properties officeooo:rsid="00108892" officeooo:paragraph-rsid="00108892"/>
    </style:style>
    <style:style style:name="P19" style:family="paragraph" style:parent-style-name="Heading_20_2">
      <style:text-properties officeooo:rsid="00108892" officeooo:paragraph-rsid="001566e4"/>
    </style:style>
    <style:style style:name="P20" style:family="paragraph" style:parent-style-name="Heading_20_3">
      <style:text-properties officeooo:rsid="0010df11" officeooo:paragraph-rsid="0010df11"/>
    </style:style>
    <style:style style:name="P21" style:family="paragraph" style:parent-style-name="Text_20_body">
      <style:text-properties officeooo:rsid="00108892" officeooo:paragraph-rsid="001566e4"/>
    </style:style>
    <style:style style:name="P22" style:family="paragraph" style:parent-style-name="Text_20_body">
      <style:text-properties officeooo:rsid="00394e00" officeooo:paragraph-rsid="00394e00"/>
    </style:style>
    <style:style style:name="T1" style:family="text">
      <style:text-properties officeooo:rsid="000dd2d0"/>
    </style:style>
    <style:style style:name="T2" style:family="text">
      <style:text-properties officeooo:rsid="000fc47b"/>
    </style:style>
    <style:style style:name="T3" style:family="text">
      <style:text-properties officeooo:rsid="00108892"/>
    </style:style>
    <style:style style:name="T4" style:family="text">
      <style:text-properties officeooo:rsid="0010df11"/>
    </style:style>
    <style:style style:name="T5" style:family="text">
      <style:text-properties officeooo:rsid="00120660"/>
    </style:style>
    <style:style style:name="T6" style:family="text">
      <style:text-properties officeooo:rsid="00139cfa"/>
    </style:style>
    <style:style style:name="T7" style:family="text">
      <style:text-properties officeooo:rsid="00169ddf"/>
    </style:style>
    <style:style style:name="T8" style:family="text">
      <style:text-properties officeooo:rsid="0019f91b"/>
    </style:style>
    <style:style style:name="T9" style:family="text">
      <style:text-properties officeooo:rsid="001bd5e0"/>
    </style:style>
    <style:style style:name="T10" style:family="text">
      <style:text-properties officeooo:rsid="001d2afd"/>
    </style:style>
    <style:style style:name="T11" style:family="text">
      <style:text-properties officeooo:rsid="0025cc0c"/>
    </style:style>
    <style:style style:name="T12" style:family="text">
      <style:text-properties officeooo:rsid="002a6ff6"/>
    </style:style>
    <style:style style:name="T13" style:family="text">
      <style:text-properties officeooo:rsid="002cb6e5"/>
    </style:style>
    <style:style style:name="T14" style:family="text">
      <style:text-properties officeooo:rsid="002f452c"/>
    </style:style>
    <style:style style:name="T15" style:family="text">
      <style:text-properties officeooo:rsid="00310877"/>
    </style:style>
    <style:style style:name="T16" style:family="text">
      <style:text-properties officeooo:rsid="00313620"/>
    </style:style>
    <style:style style:name="T17" style:family="text">
      <style:text-properties officeooo:rsid="00326a27"/>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sur la présentation des usages au personnel technique de l’IGN</text:p>
      <text:p text:style-name="P1"/>
      <text:h text:style-name="Heading_20_2" text:outline-level="2">Introduction :</text:h>
      <text:p text:style-name="P1"/>
      <text:p text:style-name="P1"/>
      <text:h text:style-name="Heading_20_3" text:outline-level="3">L’ign déviateur de données </text:h>
      <text:p text:style-name="Standard">Les missions de l’IGN s’orientent de plus en plus vers l’usage des données. Ce phénomènes est à l’oeuvre avec la mise en place du géoportail de l’urbanisme qui centralise différents documents d’aménagement. Grace à cette plateforme de stockage, la mise en place de traitements de conseils pourrait être une grande plue value à proposer aux collectivités territoriales. </text:p>
      <text:p text:style-name="Standard">C’est dans cette optique que s’inscrit ma thèse. Commençons par éluder ce qu’est le domaine de l’aménagement du territoire</text:p>
      <text:h text:style-name="Heading_20_3" text:outline-level="3">L’aménagement du territoire </text:h>
      <text:p text:style-name="Standard"/>
      <text:p text:style-name="Standard">L’<text:span text:style-name="T8">aménagement du territoire est vu comme un domaine capable de résoudre la plupart des problématiques territoriales actuelles, notamment celui de l’expansion péri-urbaine et de tous les problèmes existentiels qu’il engendre. </text:span></text:p>
      <text:p text:style-name="Standard">Il est régie par un <text:span text:style-name="T13">enchevêtrement</text:span> complexe de lois. <text:span text:style-name="T13">On voit dans ce schéma les relations qu’entretiennent différents documents, régulant différents objets, à différentes échelles. </text:span></text:p>
      <text:p text:style-name="Standard">Par exemple, les SCoT doivent prendre en compte les PLU sous son étendue, quand ceux ci doivent être compatibles avec lui. <text:tab/></text:p>
      <text:p text:style-name="Standard">Cette compléxité rends les interactions entre les documents difficiles. </text:p>
      <text:p text:style-name="Standard"><text:span text:style-name="T14">L’aménagement du territoire traverse actuellement p</text:span>lusieurs phénomènes intéressants, <text:span text:style-name="T14">sur lesquels nous allons travailler</text:span>.</text:p>
      <text:p text:style-name="Standard"><text:span text:style-name="T12">L</text:span>a <text:span text:style-name="T9">régionalisation </text:span>des documents d’urbanisme et d’aménagement <text:span text:style-name="T12">est un mouvement prenant racine dans les années 2000.</text:span></text:p>
      <text:p text:style-name="Standard"><text:span text:style-name="T12">Plus récemment, l</text:span>es lois Notre et ALUR <text:span text:style-name="T11">dotent les intercommunalités de nouvelles compétences d’aménagement, poussant à créer des réglementations pour des bassins de vie entiers. </text:span></text:p>
      <text:p text:style-name="Standard">Les passages d’échelles à effectuer ne sont pas forcément évident pour les acteurs qui sont habitués à travailler uniquement dans leurs domaine. </text:p>
      <text:p text:style-name="Standard">Les progrès techniques informatiques nous <text:span text:style-name="T8">ont </text:span>perm<text:span text:style-name="T8">is</text:span> de développer des modèles complexes afin de simuler les évolutions des systèmes <text:span text:style-name="T10">urbains</text:span>.</text:p>
      <text:p text:style-name="Standard"><text:span text:style-name="T8">De nombreux scénarios sont testés</text:span> afin de pouvoir comparer <text:span text:style-name="T8">les répercussions des politiques publiques</text:span>. </text:p>
      <text:p text:style-name="Standard">Ces avancés technologiques ont bouleversé la pratique de la planification territoriale. </text:p>
      <text:p text:style-name="P1"/>
      <text:h text:style-name="Heading_20_3" text:outline-level="3">Enjeux </text:h>
      <text:p text:style-name="P6">Un grand nombre de laboratoires de recherche ont ainsi développé <text:span text:style-name="T4">des </text:span>modèles simulant <text:span text:style-name="T4">différents phénomènes urbains, à des échelles différentes. </text:span></text:p>
      <text:p text:style-name="P9">Ces modèles sont éparses et ont chacun un fonctionnement <text:span text:style-name="T7">propre.</text:span></text:p>
      <text:p text:style-name="P8">Or, ces <text:span text:style-name="T1">modèles d’aides à la planification urbaine doivent être capables de résoudre des problèmes de plus en plus complexes et à de multiples échelles.</text:span></text:p>
      <text:p text:style-name="P4">Le couplage de plusieurs modèles existants permettrait donc de réaliser des simulations <text:span text:style-name="T3">ou l’interaction entre les échelles ou entre les phénomènes urbains soient augmentés.</text:span></text:p>
      <text:p text:style-name="P10"/>
      <text:h text:style-name="Heading_20_3" text:outline-level="3"><text:soft-page-break/>Verrous </text:h>
      <text:p text:style-name="P10">Plusieurs verrous méthodologiques <text:span text:style-name="T8">ont été constatées quant aux couplages de modèles.</text:span></text:p>
      <text:p text:style-name="P14">La fiabilité des modèles de simulation urbaine est souvent mise en doute. </text:p>
      <text:p text:style-name="P14">Le modèle subit habituellement des étapes de validations, <text:span text:style-name="T16">consistant à contrôler que les résultats de simulations sont concordant avec les hypothèses de bases,</text:span> et de calibrations, <text:span text:style-name="T16">qui consiste à étalonner les valeurs numériques de notre système grâce à des données de référence. </text:span></text:p>
      <text:p text:style-name="P16">Ces modèles étant conçus par et pour des géographes, les étapes d’analyse de la variabilité des résultats ne sont généralement pas abordés. </text:p>
      <text:p text:style-name="P14">Nous plaidons pour qu’une étude poussée des sorties de simulation soit effectuée afin de certifier à l’utilisateur la fiabilité de ses résultats de simulation, <text:span text:style-name="T15">d’autant plus que lors d’un couplage de modèle, la variabilité pourrait s’amplifier. </text:span></text:p>
      <text:p text:style-name="P11"/>
      <text:p text:style-name="P15">Un autre grand verrou méthodologique est l’interopérabilité entre les modèles, concernant à la fois les objets traités <text:span text:style-name="T16">et comment s’entrecroisent ils</text:span>, <text:span text:style-name="T16">les différentes utilisations qui en seront faites</text:span>. <text:s/></text:p>
      <text:p text:style-name="P11">Nous avons ensuite travaillé sur le couplage <text:span text:style-name="T9">conceptuel </text:span>de nos modèles de simulations, afin de le faire répondre dans un domaine particulier à une interaction précise, tout en ouvrant la voie <text:span text:style-name="T9">à</text:span> <text:span text:style-name="T9">d’</text:span>autres problèmes qu’il <text:span text:style-name="T9">serait possible de </text:span>résoudre. </text:p>
      <text:p text:style-name="P2"/>
      <text:h text:style-name="P20" text:outline-level="3">Objectifs</text:h>
      <text:p text:style-name="P1">L’<text:span text:style-name="T8">objectif </text:span>de ma thèse à été de créer une méthodologie afin de coupler deux modèles de simulations, modélisant des phénomène<text:span text:style-name="T2">s</text:span> complémentaires à des échelles différentes, <text:span text:style-name="T17">afin de dégager l’articulation entre deux différents documents d’urbanisme</text:span>. </text:p>
      <text:p text:style-name="P11">Nous avons choisi comme thématique générale l’extension résidentielle péri-urbaine, <text:span text:style-name="T1">grâce aux modèles MUP-City et SimPLU.</text:span></text:p>
      <text:p text:style-name="P11">Nous avons conduit <text:span text:style-name="T1">une analyse de sensibilité des différents modèles afin de pouvoir attester des aléas et de pouvoir quantifier leurs répercussions dans le système global. </text:span></text:p>
      <text:p text:style-name="P3">Les premières parties de cette présentation <text:span text:style-name="T8">introduirons ces deux modèles de simulations et présenterons les conclusions des </text:span>analyses de sensibilités effectuées sur ces modèles.</text:p>
      <text:p text:style-name="P12">Je présenterais ensuite le couplage en lui-même, les compatibilités qu’il permettrait de résoudre entre les différents documents d’aménagement et fournirait un exemple de la mise en œuvre de ce couplage. </text:p>
      <text:h text:style-name="Heading_20_2" text:outline-level="2">Partie 1 Le développement régional fractal simulé par MUP-City </text:h>
      <text:p text:style-name="P6">Présentation du modèle</text:p>
      <text:p text:style-name="P3"/>
      <text:p text:style-name="P6"><text:span text:style-name="T5">Conclusion des é</text:span>tude de sensibilité : Création de plusieurs scénarios reproduisant plusieurs orientations régionales d’aménagements. <text:s/></text:p>
      <text:p text:style-name="P3"/>
      <text:h text:style-name="Heading_20_2" text:outline-level="2">Partie 2 La constructibilité simulée par SimPLU </text:h>
      <text:p text:style-name="P7">Présentation du modèle</text:p>
      <text:p text:style-name="P5"/>
      <text:p text:style-name="P17">Ne pas parler de surface de plancher mais de volume</text:p>
      <text:p text:style-name="P17"/>
      <text:p text:style-name="P17">Une analyse des sorties de SimPLU a été réalisée par Chap Bra et Perr afin d’attester de la variabilité des sorties de simulation, ainsi que de trouver un maximum de diversité dans la composition des bâtiments. <text:tab/></text:p>
      <text:h text:style-name="Heading_20_2" text:outline-level="2"><text:soft-page-break/>Partie 3 Le couplage de ces deux modèles </text:h>
      <text:p text:style-name="P13">Présentation reprise sur l’ECTQG <text:span text:style-name="T6">(en ne présentant que les résultats de la prez)</text:span></text:p>
      <text:h text:style-name="Heading_20_2" text:outline-level="2">Perspective<text:span text:style-name="T3">s</text:span></text:h>
      <text:p text:style-name="P18">Couplage avec un LUTI pour modéliser l’évolution du marché de <text:span text:style-name="T4">l’immobilier</text:span></text:p>
      <text:h text:style-name="P19" text:outline-level="2"/>
      <text:p text:style-name="P22">Perspectives IGN :</text:p>
      <text:p text:style-name="P22">Des donn<text:span text:style-name="T5">é</text:span>es nécessaires pour harmoniser diffrents aspects des documents d’urbanisme seraient donc à d<text:span text:style-name="T5">é</text:span>gager. Elles pourraient servir à enrichir le GPU. </text:p>
      <text:p text:style-name="P22"><text:s/>L’IGN pourrait alors proposer aux entités définissant des documents d'urbanisme des services complemntaire afin de mettre en prespective l’intégration des documents d’urbanisme qu’ils viennent d’éditer, et ceci pour tous le territoire français. <text:span text:style-name="T19">Que veux dire mickaël sur le dernier point ?!</text:span></text:p>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0df1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6:43:10.253329856</meta:creation-date>
    <dc:date>2018-01-14T14:52:42.946000000</dc:date>
    <meta:editing-duration>PT3H30M</meta:editing-duration>
    <meta:editing-cycles>6</meta:editing-cycles>
    <meta:generator>LibreOffice/5.3.7.2$Windows_X86_64 LibreOffice_project/6b8ed514a9f8b44d37a1b96673cbbdd077e24059</meta:generator>
    <meta:print-date>2018-01-11T18:39:08.163134747</meta:print-date>
    <meta:document-statistic meta:table-count="0" meta:image-count="0" meta:object-count="0" meta:page-count="3" meta:paragraph-count="50" meta:word-count="884" meta:character-count="6093" meta:non-whitespace-character-count="5225"/>
  </office:meta>
</office:document-meta>
</file>